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0A69602B755.png"/>
  <manifest:file-entry manifest:media-type="image/png" manifest:full-path="Pictures/100002010000040000000300A2BFD9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808080" draw:stroke-linejoin="miter" draw:fill="solid" draw:fill-color="#e6e6e6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de392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.672cm" fo:min-width="3.1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1.33cm" fo:min-width="4.803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29cm" fo:min-width="3.85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10.027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5.056cm" fo:min-width="0cm" fo:padding-top="0.044cm" fo:padding-bottom="0cm" fo:padding-left="0cm" fo:padding-right="0cm" fo:wrap-option="no-wrap" draw:shadow="hidden"/>
    </style:style>
    <style:style style:name="pr1" style:family="presentation" style:parent-style-name="EMEA-PS2011_5f_pres-templ_5f_internal-notes" style:list-style-name="L1">
      <style:graphic-properties draw:fill-color="#ffffff" draw:auto-grow-height="true" fo:min-height="12.573cm"/>
    </style:style>
    <style:style style:name="pr2" style:family="presentation" style:parent-style-name="Red_25_20Hat_5f_Corp_5f_present_5f_template_5f_0709_5f_2-title">
      <style:graphic-properties draw:fill-color="#ffffff" draw:auto-grow-height="true" fo:min-height="3.173cm"/>
    </style:style>
    <style:style style:name="pr3" style:family="presentation" style:parent-style-name="Red_25_20Hat_5f_Corp_5f_present_5f_template_5f_0709_5f_2-outline1">
      <style:graphic-properties draw:fill-color="#ffffff" fo:min-height="13.185cm"/>
    </style:style>
    <style:style style:name="pr4" style:family="presentation" style:parent-style-name="Red_25_20Hat_5f_Corp_5f_present_5f_template_5f_0709_5f_2-notes">
      <style:graphic-properties draw:fill-color="#ffffff" fo:min-height="12.322cm"/>
    </style:style>
    <style:style style:name="pr5" style:family="presentation" style:parent-style-name="EMEA-PS2011_5f_pres-templ_5f_internal-notes" style:list-style-name="L1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fo:text-indent="0cm" style:line-break="strict"/>
    </style:style>
    <style:style style:name="P7" style:family="paragraph">
      <style:paragraph-properties text:enable-numbering="false" fo:margin-left="0cm" fo:margin-right="0cm" fo:text-align="center" fo:text-indent="0cm" style:line-break="strict" style:writing-mode="lr-tb"/>
      <style:text-properties fo:color="#ffffff" fo:font-family="'Liberation Sans'" style:font-family-generic="swiss" style:font-pitch="variable"/>
    </style:style>
    <style:style style:name="P8" style:family="paragraph">
      <style:paragraph-properties fo:margin-left="0cm" fo:margin-right="0cm" fo:line-height="87%" fo:text-align="center" fo:text-indent="0cm" style:line-break="strict"/>
    </style:style>
    <style:style style:name="P9" style:family="paragraph">
      <style:paragraph-properties text:enable-numbering="false" fo:margin-left="0cm" fo:margin-right="0cm" fo:line-height="87%" fo:text-align="center" fo:text-indent="0cm" style:line-break="strict" style:writing-mode="lr-tb"/>
      <style:text-properties fo:font-family="'Liberation Sans'" style:font-family-generic="swiss" style:font-pitch="variable"/>
    </style:style>
    <style:style style:name="P10" style:family="paragraph">
      <style:paragraph-properties fo:margin-left="0cm" fo:margin-right="0cm" fo:margin-top="0cm" fo:margin-bottom="0.502cm" fo:text-indent="0cm" style:line-break="strict"/>
    </style:style>
    <style:style style:name="P11" style:family="paragraph">
      <style:paragraph-properties fo:margin-left="0cm" fo:margin-right="0cm" fo:margin-top="0cm" fo:margin-bottom="0.401cm" fo:line-height="93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hyphenate="false"/>
    </style:style>
    <style:style style:name="P12" style:family="paragraph">
      <style:paragraph-properties fo:margin-left="0.952cm" fo:margin-right="0cm" fo:text-indent="-0.952cm" style:writing-mode="lr-tb"/>
      <style:text-properties fo:font-family="'Liberation Sans'" style:font-family-generic="swiss" style:font-pitch="variable"/>
    </style:style>
    <style:style style:name="P13" style:family="paragraph">
      <style:text-properties fo:font-size="20pt"/>
    </style:style>
    <style:style style:name="P14" style:family="paragraph">
      <style:paragraph-properties style:line-break="strict"/>
    </style:style>
    <style:style style:name="P15" style:family="paragraph">
      <style:paragraph-properties fo:margin-left="0cm" fo:margin-right="0cm" fo:line-height="150%" fo:text-align="start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ffff" fo:font-family="'Liberation Sans'" style:font-family-generic="swiss" style:font-pitch="variable" fo:font-size="18pt" fo:language="en" fo:country="US" style:font-size-asian="18pt" style:font-size-complex="18pt"/>
    </style:style>
    <style:style style:name="T8" style:family="text">
      <style:text-properties fo:color="#ffffff" fo:font-family="'Liberation Sans'" style:font-family-generic="swiss" style:font-pitch="variable" fo:font-size="10pt" fo:language="en" fo:country="US" style:font-family-asian="'Trebuchet MS'" style:font-pitch-asian="variable" style:font-size-asian="10pt" style:font-family-complex="'Trebuchet MS'" style:font-pitch-complex="variable" style:font-size-complex="10pt"/>
    </style:style>
    <style:style style:name="T9" style:family="text">
      <style:text-properties fo:color="#000000" fo:font-family="'Liberation Sans'" style:font-family-generic="swiss" style:font-pitch="variable" fo:font-size="18pt" fo:language="en" fo:country="US" style:font-family-asian="'Trebuchet MS'" style:font-pitch-asian="variable" style:font-size-asian="18pt" style:font-family-complex="'Trebuchet MS'" style:font-pitch-complex="variable" style:font-size-complex="18pt"/>
    </style:style>
    <style:style style:name="T10" style:family="text">
      <style:text-properties fo:font-family="'Liberation Sans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fo:color="#000000" style:text-outline="false" style:text-line-through-style="none" style:text-position="0% 100%" fo:font-family="'Liberation San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pitch-asian="variable" style:font-size-asian="16pt" style:language-asian="zxx" style:country-asian="none" style:font-style-asian="normal" style:font-weight-asian="normal" style:font-family-complex="'MS Gothic'" style:font-pitch-complex="variable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22pt" fo:language="en" fo:country="US" style:font-size-asian="22pt" style:font-size-complex="22pt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22pt" fo:language="en" fo:country="GB" style:font-size-asian="22pt" style:font-size-complex="22pt"/>
    </style:style>
    <style:style style:name="T15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EA-PS2011_5f_pres-templ_5f_internal" presentation:presentation-page-layout-name="AL1T1">
        <office:forms form:automatic-focus="false" form:apply-design-mode="false"/>
        <draw:frame draw:style-name="gr1" draw:text-style-name="P1" draw:layer="layout" svg:width="20.955cm" svg:height="6.091cm" svg:x="3.18cm" svg:y="7.438cm">
          <draw:text-box>
            <text:p text:style-name="P1"><text:span text:style-name="T1">Solving Business Problems with JBoss BRMS </text:span></text:p>
            <text:p text:style-name="P2"><text:span text:style-name="T2"/></text:p>
          </draw:text-box>
        </draw:frame>
        <draw:frame draw:style-name="gr2" draw:text-style-name="P2" draw:layer="layout" svg:width="22.087cm" svg:height="5.299cm" svg:x="3.313cm" svg:y="12.486cm">
          <draw:text-box>
            <text:p text:style-name="P2"><text:span text:style-name="T2">David Antoline</text:span></text:p>
            <text:p text:style-name="P3"><text:span text:style-name="T2">Program Manager, Middleware Services Red Hat</text:span></text:p>
            <text:p text:style-name="P3"><text:span text:style-name="T2">June 6, 2011</text:span><text:span text:style-name="T3"> 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>
          <draw:text-box>
            <text:p text:style-name="P4">Agenda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 text:style-name="P4">The Role of a BRMS Within the Enterprise</text:p>
              </text:list-item>
              <text:list-item>
                <text:p text:style-name="P4">What JBoss BRMS Means to Your Customers</text:p>
              </text:list-item>
              <text:list-item>
                <text:p>Key Drivers to Implementation Success</text:p>
              </text:list-item>
              <text:list-item>
                <text:p>Case Stud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list text:style-name="L3">
                <text:list-item>
                  <text:p>Focus is on <text:span text:style-name="T5">implementation</text:span><text:span text:style-name="T6"> and </text:span><text:span text:style-name="T5">customer </text:span><text:span text:style-name="T5">experience</text:span></text:p>
                </text:list-item>
                <text:list-item>
                  <text:p><text:span text:style-name="T6">New technology can be scary – how to make it palatable and valuable</text:span></text:p>
                </text:list-item>
                <text:list-item>
                  <text:p><text:span text:style-name="T6">How to position BRMS as a supplement and not an alternative</text:span></text:p>
                </text:list-item>
              </text:list>
            </draw:text-box>
          </draw:frame>
        </presentation:notes>
      </draw:page>
      <draw:page draw:name="page3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>
          <draw:text-box>
            <text:p text:style-name="P4">The Role of JBoss BRMS Within the Enterprise</text:p>
          </draw:text-box>
        </draw:frame>
        <draw:g>
          <draw:custom-shape draw:name="Rounded Rectangle 13" draw:style-name="gr4" draw:text-style-name="P5" draw:layer="layout" svg:width="11.853cm" svg:height="7.913cm" svg:x="15.276cm" svg:y="6.387cm">
            <text:p/>
            <draw:enhanced-geometry svg:viewBox="0 0 21600 21600" draw:path-stretchpoint-x="10800" draw:path-stretchpoint-y="10800" draw:text-areas="?f3 ?f4 ?f5 ?f6" draw:type="round-rectangle" draw:modifiers="1013.126370845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5" draw:style-name="gr5" draw:text-style-name="P5" draw:layer="layout" svg:width="10.795cm" svg:height="1.693cm" svg:x="15.912cm" svg:y="12.198cm">
            <text:p/>
            <draw:enhanced-geometry svg:viewBox="0 0 21600 21600" draw:path-stretchpoint-x="10800" draw:path-stretchpoint-y="10800" draw:text-areas="?f3 ?f4 ?f5 ?f6" draw:type="round-rectangle" draw:modifiers="1287.83943329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28" draw:style-name="gr6" draw:text-style-name="P7" draw:layer="layout" svg:width="3.66cm" svg:height="1.932cm" svg:x="19.447cm" svg:y="12.209cm">
            <text:p text:style-name="P6"><text:span text:style-name="T7">Repository</text:span></text:p>
            <text:p text:style-name="P6"><text:span text:style-name="T8">Rules and Metadata</text:span></text:p>
            <draw:enhanced-geometry svg:viewBox="0 0 21600 21600" draw:type="mso-spt202" draw:enhanced-path="M 0 0 L 21600 0 21600 21600 0 21600 0 0 Z N"/>
          </draw:custom-shape>
          <draw:custom-shape draw:name="TextBox 12" draw:style-name="gr7" draw:text-style-name="P9" draw:layer="layout" svg:width="5.303cm" svg:height="1.59cm" svg:x="18.941cm" svg:y="6.46cm">
            <text:p text:style-name="P8"><text:span text:style-name="T9">JBoss Enterprise</text:span></text:p>
            <text:p text:style-name="P8"><text:span text:style-name="T9">BRMS Platform</text:span></text:p>
            <draw:enhanced-geometry svg:viewBox="0 0 21600 21600" draw:type="mso-spt202" draw:enhanced-path="M 0 0 L 21600 0 21600 21600 0 21600 0 0 Z N"/>
          </draw:custom-shape>
          <draw:custom-shape draw:name="Rounded Rectangle 25" draw:style-name="gr5" draw:text-style-name="P5" draw:layer="layout" svg:width="10.795cm" svg:height="1.693cm" svg:x="15.913cm" svg:y="10.299cm">
            <text:p/>
            <draw:enhanced-geometry svg:viewBox="0 0 21600 21600" draw:path-stretchpoint-x="10800" draw:path-stretchpoint-y="10800" draw:text-areas="?f3 ?f4 ?f5 ?f6" draw:type="round-rectangle" draw:modifiers="1287.83943329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28" draw:style-name="gr8" draw:text-style-name="P7" draw:layer="layout" svg:width="4.35cm" svg:height="1.55cm" svg:x="19.103cm" svg:y="10.31cm">
            <text:p text:style-name="P6"><text:span text:style-name="T7">JBoss Rules</text:span></text:p>
            <text:p text:style-name="P6"><text:span text:style-name="T8">Rules Engine/ Execution</text:span></text:p>
            <draw:enhanced-geometry svg:viewBox="0 0 21600 21600" draw:type="mso-spt202" draw:enhanced-path="M 0 0 L 21600 0 21600 21600 0 21600 0 0 Z N"/>
          </draw:custom-shape>
          <draw:custom-shape draw:name="Rounded Rectangle 25" draw:style-name="gr5" draw:text-style-name="P5" draw:layer="layout" svg:width="10.795cm" svg:height="1.693cm" svg:x="15.913cm" svg:y="8.399cm">
            <text:p/>
            <draw:enhanced-geometry svg:viewBox="0 0 21600 21600" draw:path-stretchpoint-x="10800" draw:path-stretchpoint-y="10800" draw:text-areas="?f3 ?f4 ?f5 ?f6" draw:type="round-rectangle" draw:modifiers="1287.839433293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28" draw:style-name="gr9" draw:text-style-name="P7" draw:layer="layout" svg:width="10.527cm" svg:height="0.972cm" svg:x="16.015cm" svg:y="8.71cm">
            <text:p text:style-name="P6"><text:span text:style-name="T7">Rules Development &amp; Management</text:span></text:p>
            <draw:enhanced-geometry svg:viewBox="0 0 21600 21600" draw:type="mso-spt202" draw:enhanced-path="M 0 0 L 21600 0 21600 21600 0 21600 0 0 Z N"/>
          </draw:custom-shape>
        </draw:g>
        <draw:frame draw:style-name="gr10" draw:text-style-name="P12" draw:layer="layout" svg:width="12.497cm" svg:height="15.1cm" svg:x="1.473cm" svg:y="4.445cm">
          <draw:text-box>
            <text:p text:style-name="P10"><text:span text:style-name="T10">Enables Responsive Business Decisions by enabling the development, storage, execution and management of business rules and policies in applications and SOA deployments.</text:span></text:p>
            <text:p text:style-name="P11"><text:span text:style-name="T11">Single distribution that integrates rules dev &amp; management consoles, rules engine, and repository</text:span></text:p>
            <text:p text:style-name="P11"><text:span text:style-name="T11">Targets business analysts, SOA developers and Java developers</text:span></text:p>
            <text:p text:style-name="P10"><text:span text:style-name="T10">Simple, Flexible &amp; Scalable</text:span></text:p>
            <text:p text:style-name="P11"><text:span text:style-name="T11">Light footprint, simple installation</text:span></text:p>
            <text:p text:style-name="P11"><text:span text:style-name="T11">East to use tools and consoles targeting all stakeholders in the business rules life cycle</text:span></text:p>
            <text:p text:style-name="P11"><text:span text:style-name="T11">Distributed Rules deploy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13" draw:layer="layout" svg:width="17.271cm" svg:height="12.322cm" svg:x="2.159cm" svg:y="13.271cm" presentation:class="notes">
            <draw:text-box>
              <text:list text:style-name="L3">
                <text:list-item>
                  <text:p text:style-name="P13">For Red Hat – BRMS means 3 things</text:p>
                  <text:list>
                    <text:list-item>
                      <text:p text:style-name="P13">Development and Management</text:p>
                      <text:list>
                        <text:list-item>
                          <text:p text:style-name="P13">IDE, Guvnor, etc.</text:p>
                        </text:list-item>
                      </text:list>
                    </text:list-item>
                    <text:list-item>
                      <text:p text:style-name="P13">Rules Engine</text:p>
                    </text:list-item>
                    <text:list-item>
                      <text:p text:style-name="P13">Repository</text:p>
                    </text:list-item>
                  </text:list>
                </text:list-item>
                <text:list-item>
                  <text:p text:style-name="P13">Other features</text:p>
                  <text:list>
                    <text:list-item>
                      <text:p text:style-name="P13">Flow</text:p>
                    </text:list-item>
                    <text:list-item>
                      <text:p text:style-name="P13">Planner</text:p>
                    </text:list-item>
                    <text:list-item>
                      <text:p text:style-name="P13">JBPM integration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>
          <draw:text-box>
            <text:p text:style-name="P4">Representative BRMS Use Cases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 text:style-name="P14"><text:span text:style-name="T12">Insurance</text:span></text:p>
                <text:list>
                  <text:list-item>
                    <text:list>
                      <text:list-item>
                        <text:p><text:span text:style-name="T13">Assessing the premium level for new customers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4">Authorisation</text:span></text:p>
                <text:list>
                  <text:list-item>
                    <text:list>
                      <text:list-item>
                        <text:p><text:span text:style-name="T13">Determining user permissions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2">Resource Allocation and Prioritization</text:span></text:p>
              </text:list-item>
              <text:list-item>
                <text:p text:style-name="P14"><text:span text:style-name="T12">Pricing and Electronic Trading</text:span></text:p>
                <text:list>
                  <text:list-item>
                    <text:list>
                      <text:list-item>
                        <text:p><text:span text:style-name="T13">Applying complex algorithms to live pricing information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2">Product Configuration</text:span></text:p>
                <text:list>
                  <text:list-item>
                    <text:list>
                      <text:list-item>
                        <text:p><text:span text:style-name="T13">Handles complex product feature independe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13" draw:layer="layout" svg:width="17.271cm" svg:height="12.322cm" svg:x="2.159cm" svg:y="13.271cm" presentation:class="notes">
            <draw:text-box>
              <text:list text:style-name="L3">
                <text:list-item>
                  <text:p text:style-name="P13">Not industry specific</text:p>
                </text:list-item>
                <text:list-item>
                  <text:p text:style-name="P13">Major interest in finance, insurance, retail</text:p>
                </text:list-item>
                <text:list-item>
                  <text:p text:style-name="P13">Seeing increase in more technical use cases (authorization, screen flow, etc.)</text:p>
                </text:list-item>
                <text:list-item>
                  <text:p text:style-name="P13"/>
                </text:list-item>
              </text:list>
            </draw:text-box>
          </draw:frame>
        </presentation:notes>
      </draw:page>
      <draw:page draw:name="page5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BRMS for Developers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Why it is Important</text:p>
                <text:list>
                  <text:list-item>
                    <text:p>Decreased Risk</text:p>
                  </text:list-item>
                  <text:list-item>
                    <text:p>Increased Focus on Feature Development</text:p>
                  </text:list-item>
                  <text:list-item>
                    <text:p>Flexible Implementation</text:p>
                  </text:list-item>
                </text:list>
              </text:list-item>
              <text:list-item>
                <text:p>What to Look For</text:p>
                <text:list>
                  <text:list-item>
                    <text:p>“We spend all of our time updating decision thresholds”</text:p>
                  </text:list-item>
                  <text:list-item>
                    <text:p>“Our application cannot handle a single additional decision variable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13" draw:layer="layout" svg:width="17.271cm" svg:height="12.322cm" svg:x="2.159cm" svg:y="13.271cm" presentation:class="notes">
            <draw:text-box>
              <text:list text:style-name="L3">
                <text:list-item>
                  <text:p text:style-name="P13">More coding, less meetings</text:p>
                </text:list-item>
                <text:list-item>
                  <text:p text:style-name="P13">Remove responsibility of critical business thresholds from disconnected individuals (change limit from 10,000 to 100,000)</text:p>
                </text:list-item>
                <text:list-item>
                  <text:p text:style-name="P13">Match current <text:span text:style-name="T15">practices</text:span></text:p>
                </text:list-item>
              </text:list>
            </draw:text-box>
          </draw:frame>
        </presentation:notes>
      </draw:page>
      <draw:page draw:name="page6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BRMS for Business Analysts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Why it is Important</text:p>
                <text:list>
                  <text:list-item>
                    <text:p>Immediate Business Impact</text:p>
                  </text:list-item>
                  <text:list-item>
                    <text:p>Close Alignment with Familiar Concepts</text:p>
                  </text:list-item>
                  <text:list-item>
                    <text:p>Integration with Preferred Tools</text:p>
                  </text:list-item>
                </text:list>
              </text:list-item>
              <text:list-item>
                <text:p>What to Look For</text:p>
                <text:list>
                  <text:list-item>
                    <text:p>“Our systems can't keep pace with our requirements”</text:p>
                  </text:list-item>
                  <text:list-item>
                    <text:p>“The development team has told me to ask the business to simplify the decisioning process”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13" draw:layer="layout" svg:width="17.271cm" svg:height="12.322cm" svg:x="2.159cm" svg:y="13.271cm" presentation:class="notes">
            <draw:text-box>
              <text:list text:style-name="L3">
                <text:list-item>
                  <text:p text:style-name="P13">Tight relationship b/w requirements and end solution</text:p>
                </text:list-item>
                <text:list-item>
                  <text:p text:style-name="P13">Prospect of added power/significance in the project (BA have best knowledge of how to translate a requirement into a rules-based solution)</text:p>
                </text:list-item>
              </text:list>
            </draw:text-box>
          </draw:frame>
        </presentation:notes>
      </draw:page>
      <draw:page draw:name="page7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BRMS for Domain Stakeholders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Why it is Important</text:p>
                <text:list>
                  <text:list-item>
                    <text:p>Reduced Time to Market</text:p>
                  </text:list-item>
                  <text:list-item>
                    <text:p>Impact Analysis Availability</text:p>
                  </text:list-item>
                  <text:list-item>
                    <text:p>Alignment of Accountability</text:p>
                  </text:list-item>
                </text:list>
              </text:list-item>
              <text:list-item>
                <text:p>What to Look For</text:p>
                <text:list>
                  <text:list-item>
                    <text:p>“It takes IT too long to get simple threshold-related changes into production”</text:p>
                  </text:list-item>
                  <text:list-item>
                    <text:p>“Why can't we make these changes on our own?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13" draw:layer="layout" svg:width="17.271cm" svg:height="12.322cm" svg:x="2.159cm" svg:y="13.271cm" presentation:class="notes" presentation:user-transformed="true">
            <draw:text-box>
              <text:list text:style-name="L3">
                <text:list-item>
                  <text:p>Those with the most intimate knowledge of the problem domain are empowered to make the change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8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Keys to BRMS Implementation Success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Architecture</text:p>
                <text:list>
                  <text:list-item>
                    <text:p>Define <text:span text:style-name="T15">Organisational</text:span> Standards</text:p>
                  </text:list-item>
                </text:list>
              </text:list-item>
              <text:list-item>
                <text:p>Adoption</text:p>
                <text:list>
                  <text:list-item>
                    <text:p>Provide Tangible Value</text:p>
                  </text:list-item>
                </text:list>
              </text:list-item>
              <text:list-item>
                <text:p>Sustainability</text:p>
                <text:list>
                  <text:list-item>
                    <text:p>Reduce Complex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BRMS Architecture – Key Focus Areas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Rule Consumption</text:p>
                <text:list>
                  <text:list-item>
                    <text:p>Application Embedded</text:p>
                  </text:list-item>
                  <text:list-item>
                    <text:p>SOA</text:p>
                  </text:list-item>
                </text:list>
              </text:list-item>
              <text:list-item>
                <text:p>Security</text:p>
                <text:list>
                  <text:list-item>
                    <text:p><text:span text:style-name="T15">Authorisation</text:span></text:p>
                  </text:list-item>
                  <text:list-item>
                    <text:p><text:span text:style-name="T15">Workflow</text:span></text:p>
                  </text:list-item>
                </text:list>
              </text:list-item>
              <text:list-item>
                <text:p>Perform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BRMS Adoption – Key Focus Areas</text:p>
          </draw:text-box>
        </draw:frame>
        <draw:frame presentation:style-name="pr3" draw:layer="layout" svg:width="25.199cm" svg:height="14.455cm" svg:x="1.571cm" svg:y="4.445cm" presentation:class="outline" presentation:user-transformed="true">
          <draw:text-box>
            <text:list text:style-name="L2">
              <text:list-item>
                <text:p>Establish Usage Patterns</text:p>
                <text:list>
                  <text:list-item>
                    <text:p>User Type</text:p>
                  </text:list-item>
                  <text:list-item>
                    <text:p>Use Case</text:p>
                  </text:list-item>
                </text:list>
              </text:list-item>
              <text:list-item>
                <text:p>Align with Existing Governance</text:p>
                <text:list>
                  <text:list-item>
                    <text:p>Integration</text:p>
                  </text:list-item>
                  <text:list-item>
                    <text:p>Testing and Deployment</text:p>
                  </text:list-item>
                </text:list>
              </text:list-item>
              <text:list-item>
                <text:p><text:s/>Project Approach</text:p>
                <text:list>
                  <text:list-item>
                    <text:p>Role of “Facts” and “Rules” Involved</text:p>
                  </text:list-item>
                  <text:list-item>
                    <text:p>Iterative Delivery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BRMS Sustainability – Key Focus Areas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Rule Management Strategy</text:p>
                <text:list>
                  <text:list-item>
                    <text:p>Web Based</text:p>
                  </text:list-item>
                  <text:list-item>
                    <text:p>Spreadsheets</text:p>
                  </text:list-item>
                  <text:list-item>
                    <text:p>Custom Terminology</text:p>
                  </text:list-item>
                </text:list>
              </text:list-item>
              <text:list-item>
                <text:p>Standard Operating Environment</text:p>
                <text:list>
                  <text:list-item>
                    <text:p>Versioning</text:p>
                  </text:list-item>
                  <text:list-item>
                    <text:p>Source Control</text:p>
                  </text:list-item>
                  <text:list-item>
                    <text:p>Monitor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Case Study – Large UK Insurance <text:span text:style-name="T15">Organisation</text:span>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Engagement Drivers</text:p>
                <text:list>
                  <text:list-item>
                    <text:p>Major Development Effort Completed in 2010</text:p>
                  </text:list-item>
                  <text:list-item>
                    <text:p>Transaction Management for All Customer Claims</text:p>
                  </text:list-item>
                  <text:list-item>
                    <text:p>Maintenance Activity Dominated by Adjustments to “Threshold” Values and General Performance Issues </text:p>
                  </text:list-item>
                </text:list>
              </text:list-item>
              <text:list-item>
                <text:p>Approach Summary</text:p>
                <text:list>
                  <text:list-item>
                    <text:p>Re-Design Select Business Services to Leverage Rules Engine (JBoss BRMS)</text:p>
                  </text:list-item>
                  <text:list-item>
                    <text:p>Integrate New Components within the Custom SDLC and Operating Environ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Case Study – Large UK Insurance <text:span text:style-name="T15">Organisation</text:span>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<text:s/>Approach Summary (cont.)</text:p>
                <text:list>
                  <text:list-item>
                    <text:p>Implement Features within Next Release (Policy “Add Ons”, Up-selling Capabilities) </text:p>
                  </text:list-item>
                </text:list>
              </text:list-item>
              <text:list-item>
                <text:p>Results</text:p>
                <text:list>
                  <text:list-item>
                    <text:p>Portfolio of Decision “Levers” Now Maintained Directly by the Business (Thresholds, Rules, etc.)</text:p>
                  </text:list-item>
                  <text:list-item>
                    <text:p>Absence of Maintenance Features in Development Sprints (Focus on New Functionality)</text:p>
                  </text:list-item>
                  <text:list-item>
                    <text:p>Standard Processes for Workflow/Rule-Based Development (Build, Test, Deploy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2" draw:text-style-name="P4" draw:layer="layout" svg:width="25.199cm" svg:height="3.173cm" svg:x="1.4cm" svg:y="0.937cm" presentation:class="title" presentation:user-transformed="true">
          <draw:text-box>
            <text:p text:style-name="P4">Recommendations from Customer Experiences</text:p>
          </draw:text-box>
        </draw:frame>
        <draw:frame presentation:style-name="pr3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>Start Small with a Focus on Improving the End-User Experience</text:p>
              </text:list-item>
              <text:list-item>
                <text:p>Align System Functionality with Software Capabilities (Consumption, Workflow, Decision Making, etc.)</text:p>
              </text:list-item>
              <text:list-item>
                <text:p>Choose Domain Areas that are Well-Known to the Stakeholders</text:p>
              </text:list-item>
              <text:list-item>
                <text:p>Address Enterprise-Level Architectural Aspects as Soon as Possible (Security, Playback, Test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EA-PS2011_5f_pres-templ_5f_internal" presentation:presentation-page-layout-name="AL1T1">
        <office:forms form:automatic-focus="false" form:apply-design-mode="false"/>
        <draw:frame draw:style-name="gr1" draw:text-style-name="P15" draw:layer="layout" svg:width="20.955cm" svg:height="3.723cm" svg:x="4.18cm" svg:y="8.238cm">
          <draw:text-box>
            <text:p text:style-name="P2"><text:span text:style-name="T1">Q&amp;A SESS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top="0cm" fo:margin-bottom="0.2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EMEA-PS2011_5f_pres-templ_5f_internal-background" style:display-name="EMEA-PS2011_pres-templ_internal-background" style:family="presentation">
      <style:graphic-properties draw:stroke="none" draw:fill="none"/>
      <style:text-properties style:letter-kerning="true"/>
    </style:style>
    <style:style style:name="EMEA-PS2011_5f_pres-templ_5f_internal-backgroundobjects" style:display-name="EMEA-PS2011_pres-templ_intern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MEA-PS2011_5f_pres-templ_5f_internal-notes" style:display-name="EMEA-PS2011_pres-templ_intern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MEA-PS2011_5f_pres-templ_5f_internal-outline1" style:display-name="EMEA-PS2011_pres-templ_internal-outline1" style:family="presentation">
      <style:graphic-properties draw:stroke="none" draw:fill="none" draw:auto-grow-height="false">
        <text:list-style style:name="EMEA-PS2011_5f_pres-templ_5f_internal-outline1" style:display-name="EMEA-PS2011_pres-templ_inter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EA-PS2011_5f_pres-templ_5f_internal-outline2" style:display-name="EMEA-PS2011_pres-templ_internal-outline2" style:family="presentation" style:parent-style-name="EMEA-PS2011_5f_pres-templ_5f_internal-outline1">
      <style:paragraph-properties fo:margin-top="0cm" fo:margin-bottom="0.4cm"/>
      <style:text-properties fo:font-size="28pt" style:font-size-asian="28pt" style:font-size-complex="28pt"/>
    </style:style>
    <style:style style:name="EMEA-PS2011_5f_pres-templ_5f_internal-outline3" style:display-name="EMEA-PS2011_pres-templ_internal-outline3" style:family="presentation" style:parent-style-name="EMEA-PS2011_5f_pres-templ_5f_internal-outline2">
      <style:paragraph-properties fo:margin-top="0cm" fo:margin-bottom="0.3cm"/>
      <style:text-properties fo:font-size="24pt" style:font-size-asian="24pt" style:font-size-complex="24pt"/>
    </style:style>
    <style:style style:name="EMEA-PS2011_5f_pres-templ_5f_internal-outline4" style:display-name="EMEA-PS2011_pres-templ_internal-outline4" style:family="presentation" style:parent-style-name="EMEA-PS2011_5f_pres-templ_5f_internal-outline3">
      <style:paragraph-properties fo:margin-top="0cm" fo:margin-bottom="0.2cm"/>
      <style:text-properties fo:font-size="20pt" style:font-size-asian="20pt" style:font-size-complex="20pt"/>
    </style:style>
    <style:style style:name="EMEA-PS2011_5f_pres-templ_5f_internal-outline5" style:display-name="EMEA-PS2011_pres-templ_internal-outline5" style:family="presentation" style:parent-style-name="EMEA-PS2011_5f_pres-templ_5f_internal-outline4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6" style:display-name="EMEA-PS2011_pres-templ_internal-outline6" style:family="presentation" style:parent-style-name="EMEA-PS2011_5f_pres-templ_5f_internal-outline5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7" style:display-name="EMEA-PS2011_pres-templ_internal-outline7" style:family="presentation" style:parent-style-name="EMEA-PS2011_5f_pres-templ_5f_internal-outline6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8" style:display-name="EMEA-PS2011_pres-templ_internal-outline8" style:family="presentation" style:parent-style-name="EMEA-PS2011_5f_pres-templ_5f_internal-outline7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9" style:display-name="EMEA-PS2011_pres-templ_internal-outline9" style:family="presentation" style:parent-style-name="EMEA-PS2011_5f_pres-templ_5f_internal-outline8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subtitle" style:display-name="EMEA-PS2011_pres-templ_internal-subtitle" style:family="presentation">
      <style:graphic-properties draw:stroke="none" draw:fill="none" draw:textarea-vertical-align="middle">
        <text:list-style style:name="EMEA-PS2011_5f_pres-templ_5f_internal-subtitle" style:display-name="EMEA-PS2011_pres-templ_inter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EA-PS2011_5f_pres-templ_5f_internal-title" style:display-name="EMEA-PS2011_pres-templ_internal-title" style:family="presentation">
      <style:graphic-properties draw:stroke="none" draw:fill="none" draw:textarea-vertical-align="middle">
        <text:list-style style:name="EMEA-PS2011_5f_pres-templ_5f_internal-title" style:display-name="EMEA-PS2011_pres-templ_inter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_25_20Hat_5f_Corp_5f_present_5f_template_5f_0709_5f_2-title">
      <style:graphic-properties draw:fill-color="#ffffff" draw:auto-grow-height="false" fo:min-height="3.507cm"/>
    </style:style>
    <style:style style:name="Mpr2" style:family="presentation" style:parent-style-name="Red_25_20Hat_5f_Corp_5f_present_5f_template_5f_0709_5f_2-outline1" style:list-style-name="ML2">
      <style:graphic-properties draw:fill-color="#ffffff" draw:auto-grow-height="false" fo:min-height="13.86cm"/>
    </style:style>
    <style:style style:name="Mpr3" style:family="presentation" style:parent-style-name="Red_25_20Hat_5f_Corp_5f_present_5f_template_5f_0709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Red_25_20Hat_5f_Corp_5f_present_5f_template_5f_0709_5f_2-backgroundobjects">
      <style:graphic-properties draw:stroke="none" draw:fill="none" draw:fill-color="#ffffff" draw:auto-grow-height="false" fo:min-height="1.397cm"/>
    </style:style>
    <style:style style:name="Mpr5" style:family="presentation" style:parent-style-name="Red_25_20Hat_5f_Corp_5f_present_5f_template_5f_0709_5f_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EMEA-PS2011_5f_pres-templ_5f_internal-backgroundobjects">
      <style:graphic-properties draw:stroke="none" draw:fill="none" draw:fill-color="#ffffff" draw:auto-grow-height="false" fo:min-height="1.449cm"/>
    </style:style>
    <style:style style:name="Mpr7" style:family="presentation" style:parent-style-name="EMEA-PS2011_5f_pres-templ_5f_internal-backgroundobjects">
      <style:graphic-properties draw:stroke="none" draw:fill="none" draw:fill-color="#ffffff" draw:auto-grow-height="false" fo:min-height="1.397cm"/>
    </style:style>
    <style:style style:name="Mpr8" style:family="presentation" style:parent-style-name="EMEA-PS2011_5f_pres-templ_5f_intern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text:enable-numbering="true"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ed_25_20Hat_5f_Corp_5f_present_5f_template_5f_0709_5f_2" style:display-name="Red%20Hat_Corp_present_template_0709_2" style:page-layout-name="PM1" draw:style-name="Mdp1">
      <office:forms form:automatic-focus="false" form:apply-design-mode="false"/>
      <draw:frame draw:style-name="Mgr3" draw:text-style-name="MP3" draw:layer="backgroundobjects" svg:width="27.999cm" svg:height="4.537cm" svg:x="0cm" svg:y="16.463cm">
        <draw:image xlink:href="Pictures/1000020100000400000000A69602B755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937cm" presentation:class="title">
        <draw:text-box>
          <text:p text:style-name="MP4">Add title here</text:p>
        </draw:text-box>
      </draw:frame>
      <draw:frame presentation:style-name="Mpr2" draw:text-style-name="MP5" draw:layer="backgroundobjects" svg:width="25.199cm" svg:height="13.435cm" svg:x="1.371cm" svg:y="4.445cm" presentation:class="outline">
        <draw:text-box>
          <text:list text:style-name="ML2">
            <text:list-item>
              <text:p text:style-name="MP4">This is a standard slide for your content</text:p>
            </text:list-item>
            <text:list-item>
              <text:p text:style-name="MP4">Please dont forget to add your name in the footer otherwise there will be the placeholder Presenter Name. You can edit the footer information in the <text:line-break/>menu VIEW --&gt; MASTER --&gt; SLIDE MASTER and then click in the text box below</text:p>
            </text:list-item>
          </text:list>
        </draw:text-box>
      </draw:frame>
      <draw:frame presentation:style-name="Mpr3" draw:text-style-name="MP7" draw:layer="backgroundobjects" svg:width="10.56cm" svg:height="0.635cm" svg:x="8.16cm" svg:y="19.985cm">
        <draw:text-box>
          <text:p text:style-name="MP6"><text:span text:style-name="MT2">DAVID ANTOLINE, RED HAT</text:span></text:p>
          <text:p text:style-name="MP6"><text:span text:style-name="MT3"/></text:p>
        </draw:text-box>
      </draw:frame>
      <presentation:notes style:page-layout-name="PM0">
        <office:forms form:automatic-focus="false" form:apply-design-mode="false"/>
        <draw:page-thumbnail presentation:style-name="Red_25_20Hat_5f_Corp_5f_present_5f_template_5f_0709_5f_2-title" draw:layer="backgroundobjects" svg:width="13.968cm" svg:height="10.476cm" svg:x="3.81cm" svg:y="2.123cm" presentation:class="page"/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A-PS2011_5f_pres-templ_5f_internal" style:display-name="EMEA-PS2011_pres-templ_internal" style:page-layout-name="PM1" draw:style-name="Mdp1">
      <office:forms form:automatic-focus="false" form:apply-design-mode="false"/>
      <draw:frame presentation:style-name="EMEA-PS2011_5f_pres-templ_5f_internal-title" draw:layer="backgroundobjects" svg:width="25.199cm" svg:height="3.506cm" svg:x="1.4cm" svg:y="0.837cm" presentation:class="title" presentation:placeholder="true">
        <draw:text-box/>
      </draw:frame>
      <draw:frame presentation:style-name="EMEA-PS2011_5f_pres-templ_5f_internal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20.999cm" svg:x="0.001cm" svg:y="0cm">
        <draw:image xlink:href="Pictures/100002010000040000000300A2BFD94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EMEA-PS2011_5f_pres-templ_5f_internal-title" draw:layer="backgroundobjects" svg:width="13.968cm" svg:height="10.476cm" svg:x="3.81cm" svg:y="2.123cm" presentation:class="page"/>
        <draw:frame presentation:style-name="EMEA-PS2011_5f_pres-templ_5f_internal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meta:creation-date>2011-05-30T17:30:14</meta:creation-date>
    <dc:language>en-US</dc:language>
    <meta:editing-cycles>14</meta:editing-cycles>
    <meta:editing-duration>PT11H52M25S</meta:editing-duration>
    <meta:initial-creator>David Antoline Jr.</meta:initial-creator>
    <dc:date>2011-06-06T06:13:07</dc:date>
    <dc:creator>David Antoline Jr.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